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16726d" officeooo:paragraph-rsid="0016726d"/>
    </style:style>
    <style:style style:name="P2" style:family="paragraph" style:parent-style-name="Standard" style:list-style-name="L1">
      <style:paragraph-properties fo:text-align="justify" style:justify-single-word="false"/>
      <style:text-properties style:text-underline-style="solid" style:text-underline-width="auto" style:text-underline-color="font-color" officeooo:rsid="0016726d" officeooo:paragraph-rsid="0017b44b"/>
    </style:style>
    <style:style style:name="P3" style:family="paragraph" style:parent-style-name="Standard" style:list-style-name="L1">
      <style:paragraph-properties fo:text-align="justify" style:justify-single-word="false"/>
      <style:text-properties style:text-underline-style="solid" style:text-underline-width="auto" style:text-underline-color="font-color" officeooo:rsid="0016726d" officeooo:paragraph-rsid="0016726d"/>
    </style:style>
    <style:style style:name="P4" style:family="paragraph" style:parent-style-name="Standard" style:list-style-name="L3">
      <style:paragraph-properties fo:text-align="justify" style:justify-single-word="false"/>
      <style:text-properties style:text-underline-style="solid" style:text-underline-width="auto" style:text-underline-color="font-color" officeooo:rsid="0017b44b" officeooo:paragraph-rsid="0018294f"/>
    </style:style>
    <style:style style:name="P5" style:family="paragraph" style:parent-style-name="Standard" style:list-style-name="L1">
      <style:paragraph-properties fo:text-align="justify" style:justify-single-word="false"/>
      <style:text-properties style:text-underline-style="solid" style:text-underline-width="auto" style:text-underline-color="font-color" officeooo:rsid="0018294f" officeooo:paragraph-rsid="0018294f"/>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18294f" officeooo:paragraph-rsid="0018294f"/>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18ced9" officeooo:paragraph-rsid="0018ced9"/>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8ced9" officeooo:paragraph-rsid="0019ab07"/>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9ab07" officeooo:paragraph-rsid="0019ab07"/>
    </style:style>
    <style:style style:name="T1" style:family="text">
      <style:text-properties style:text-underline-style="none"/>
    </style:style>
    <style:style style:name="T2" style:family="text">
      <style:text-properties style:text-underline-style="none" officeooo:rsid="0017b44b"/>
    </style:style>
    <style:style style:name="T3" style:family="text">
      <style:text-properties style:text-underline-style="none" officeooo:rsid="0016726d"/>
    </style:style>
    <style:style style:name="T4" style:family="text">
      <style:text-properties style:text-underline-style="none" officeooo:rsid="0018ced9"/>
    </style:style>
    <style:style style:name="T5" style:family="text">
      <style:text-properties style:text-underline-style="none" officeooo:rsid="0019ab07"/>
    </style:style>
    <style:style style:name="T6" style:family="text">
      <style:text-properties style:font-name="Liberation Serif1" style:text-underline-style="none" officeooo:rsid="0019ab07" style:font-name-asian="Liberation Serif1" style:font-name-complex="Liberation Serif1"/>
    </style:style>
    <style:style style:name="T7" style:family="text">
      <style:text-properties style:font-name="Liberation Serif" style:text-underline-style="none" officeooo:rsid="0019ab07" style:font-name-asian="Droid Sans Fallback" style:font-name-complex="FreeSan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A</text:p>
      <text:p text:style-name="P1"/>
      <text:p text:style-name="P1"><text:span text:style-name="T1">a) La heuristica planteada para resolver el problema es la siguiente:</text:span></text:p>
      <text:p text:style-name="P1"><text:span text:style-name="T1"/></text:p>
      <text:list xml:id="list5261851511476223691" text:style-name="L1">
        <text:list-item>
          <text:p text:style-name="P2"><text:span text:style-name="T2">Elijo</text:span><text:span text:style-name="T1"> el </text:span><text:span text:style-name="T2">sector del cual no tengo el apoyo,</text:span><text:span text:style-name="T1"> con menor cantidad de exigencias sobre conflictos y resuelvo dichos conflictos en su favor. En caso de empate elijo por orden alfabetico.</text:span></text:p>
          <text:p text:style-name="P3"><text:span text:style-name="T1">En caso de haber varias formas de obtener su apoyo, me fijo cuales de sus exigencias generan menor perdida de apoyo de otros sectores. En caso de empate elijo la primera de sus exigencias.</text:span></text:p>
        </text:list-item>
        <text:list-item>
          <text:p text:style-name="P3"><text:span text:style-name="T1">Mientras haya </text:span><text:span text:style-name="T2">algun sector que no revise:</text:span></text:p>
        </text:list-item>
      </text:list>
      <text:list xml:id="list8386348186593708038" text:style-name="L3">
        <text:list-item>
          <text:list>
            <text:list-item>
              <text:p text:style-name="P4"><text:span text:style-name="T1">Realizar I</text:span><text:span text:style-name="T3">. </text:span><text:span text:style-name="T1">En caso de haber un conflicto donde ya habia tomado una postura contraria, no hacer nada. En caso de no haber ninguna combinacion de posturas a tomar, para obtener el apoyo de dicho sector, no tomo ninguna nueva decision sobre algun conflicto.</text:span></text:p>
              <text:p text:style-name="P4"><text:span text:style-name="T1"/></text:p>
            </text:list-item>
          </text:list>
        </text:list-item>
      </text:list>
      <text:list xml:id="list190108281541239" text:continue-list="list5261851511476223691" text:style-name="L1">
        <text:list-item>
          <text:p text:style-name="P5"><text:span text:style-name="T1">En caso de haber algun item comodin, que con el solo hecho de otorgarlo, obtengo directamente su apoyo: Entre todos los sectores de los cuales no obtuve su apoyo, elijo un sector por oden alfabetico y le otorgo dicho comodin (En nuestro caso la vicepresidencia).</text:span></text:p>
        </text:list-item>
      </text:list>
      <text:p text:style-name="P6"/>
      <text:p text:style-name="P6">Parte B</text:p>
      <text:p text:style-name="P6"/>
      <text:p text:style-name="P6"><text:span text:style-name="T1">a) </text:span><text:span text:style-name="T4">Lindo: aguanta aumento de $ 2 M, da una solucion alternativa.</text:span></text:p>
      <text:p text:style-name="P7"><text:span text:style-name="T1">El analisis de sensibilidad de Lindo, nos indica que se puede aumentar en $ 2 millones el beneficio que otorga cada tren, lo que sumado a su beneficio actual, da $ 4 millones. Por lo tanto encontramos <text:s/>una solucion alternativa, donde podemos mantenernos con la misma solucion, o en una nueva corrida del programa, se podria llegar a otra solucion, donde seguramente se compren mas trenes y menos vias. </text:span></text:p>
      <text:p text:style-name="P7"/>
      <text:p text:style-name="P8"><text:span text:style-name="T1">b) Observando el analisis de sensibilidad de Lindo, se </text:span><text:span text:style-name="T5">obtiene que e</text:span><text:span text:style-name="T1">l rango de variacion de dicha restriccion es: [-</text:span><text:span text:style-name="T6">∞</text:span><text:span text:style-name="T7">; 0]. Por lo que</text:span><text:span text:style-name="T1"> la solucion optima va a cambiar si se aumenta la cantidad minima de trenes a comprar. </text:span><text:span text:style-name="T5">En este caso, como estamos restrigiendo mas el modelo, el funcional va a empeorar, causando una menor ganancia.</text:span></text:p>
      <text:p text:style-name="P9"><text:span text:style-name="T1">Por simple inspeccion de la oferta, notamos que en principio se gastaria todo el presupuesto en comprar trenes y no se construirian mas vias. </text:span></text:p>
      <text:p text:style-name="P9"><text:span text:style-name="T1">De esto se puede deducir que conviene mas construir vias y comprar trenes, que solo comprar trenes. En nuestra resolucion, los trenes siguen generando beneficio aunque compartan las vias (la cantidad de vias a cubrir sea mayor que las totales), pero aun asi, sigue siendo mas rentable que cada tren cubra exactamente 50 kilometros de vias (la cantidad de vias a cubrir sea igual que las totales).</text:span></text:p>
      <text:p text:style-name="P1"/>
      <text:p text:style-name="P9"><text:span text:style-name="T1">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7:25:52.905901770</meta:creation-date>
    <dc:date>2015-06-08T19:01:06.182582937</dc:date>
    <meta:editing-duration>PT16M41S</meta:editing-duration>
    <meta:editing-cycles>1</meta:editing-cycles>
    <meta:document-statistic meta:table-count="0" meta:image-count="0" meta:object-count="0" meta:page-count="1" meta:paragraph-count="15" meta:word-count="412" meta:character-count="2359" meta:non-whitespace-character-count="1962"/>
    <meta:generator>LibreOffice/4.2.8.2$Linux_X86_64 LibreOffice_project/420m0$Build-2</meta:generator>
  </office:meta>
</office:document-meta>
</file>